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ow are FOSS projects governed?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7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is project governance?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Projects often need to make decisions</text:p>
                <text:list>
                  <text:list-item>
                    <text:list>
                      <text:list-item>
                        <text:p text:style-name="P1">Development decisions</text:p>
                      </text:list-item>
                      <text:list-item>
                        <text:p text:style-name="P1">Legal decisions</text:p>
                      </text:list-item>
                      <text:list-item>
                        <text:p text:style-name="P1">Tools decisions</text:p>
                      </text:list-item>
                      <text:list-item>
                        <text:p text:style-name="P1">Project aims</text:p>
                      </text:list-item>
                      <text:list-item>
                        <text:p text:style-name="P1">and many, many oth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4cm" svg:height="1.673cm" svg:x="6.5cm" svg:y="14.5cm">
          <draw:text-box>
            <text:p text:style-name="P1"><text:span text:style-name="T1">What project structures allow decisions to be made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Key governance featur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How governance is distinguished</text:p>
                <text:list>
                  <text:list-item>
                    <text:list>
                      <text:list-item>
                        <text:p text:style-name="P1">Formal vs informal</text:p>
                      </text:list-item>
                      <text:list-item>
                        <text:p text:style-name="P1">Degree of project funding</text:p>
                      </text:list-item>
                      <text:list-item>
                        <text:p text:style-name="P1">Is there an identifiable 'project team'?</text:p>
                      </text:list-item>
                      <text:list-item>
                        <text:p text:style-name="P1">Does the project have a legal structure?</text:p>
                      </text:list-item>
                      <text:list-item>
                        <text:p text:style-name="P1">Does the project have a BDFL ?</text:p>
                        <text:list>
                          <text:list-item>
                            <text:p text:style-name="P1">(benevolent dictator for life)</text:p>
                          </text:list-item>
                        </text:list>
                      </text:list-item>
                      <text:list-item>
                        <text:p text:style-name="P1">Is it a 'hobby' project?</text:p>
                      </text:list-item>
                      <text:list-item>
                        <text:p text:style-name="P1">Is there an agreed voting system?</text:p>
                      </text:list-item>
                      <text:list-item>
                        <text:p text:style-name="P1">Does the project have a copyright policy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Roles</text:p>
          </draw:text-box>
        </draw:frame>
        <draw:frame presentation:style-name="pr4" draw:text-style-name="P4" draw:layer="layout" svg:width="23.912cm" svg:height="15.127cm" svg:x="2.058cm" svg:y="5.838cm" presentation:class="outline" presentation:user-transformed="true">
          <draw:text-box>
            <text:list text:style-name="L5">
              <text:list-item>
                <text:p text:style-name="P1">Many projects have designated roles</text:p>
                <text:list>
                  <text:list-item>
                    <text:list>
                      <text:list-item>
                        <text:p text:style-name="P1">Can be formal or informal</text:p>
                      </text:list-item>
                    </text:list>
                  </text:list-item>
                </text:list>
              </text:list-item>
              <text:list-item>
                <text:p text:style-name="P1">Common roles</text:p>
                <text:list>
                  <text:list-item>
                    <text:list>
                      <text:list-item>
                        <text:p text:style-name="P1">Project leader</text:p>
                      </text:list-item>
                      <text:list-item>
                        <text:p text:style-name="P1">Release manager</text:p>
                      </text:list-item>
                      <text:list-item>
                        <text:p text:style-name="P1">Bug master</text:p>
                      </text:list-item>
                      <text:list-item>
                        <text:p text:style-name="P1">Documentation master</text:p>
                      </text:list-item>
                      <text:list-item>
                        <text:p text:style-name="P1">Web master</text:p>
                      </text:list-item>
                      <text:list-item>
                        <text:p text:style-name="P1">Security officer</text:p>
                      </text:list-item>
                      <text:list-item>
                        <text:p text:style-name="P1">PR officer</text:p>
                      </text:list-item>
                      <text:list-item>
                        <text:p text:style-name="P1">Mailing list manager</text:p>
                      </text:list-item>
                      <text:list-item>
                        <text:p text:style-name="P1">Legal officer</text:p>
                      </text:list-item>
                    </text:list>
                  </text:list-item>
                </text:list>
              </text:list-item>
              <text:list-item>
                <text:p text:style-name="P1">Not unique</text:p>
                <text:list>
                  <text:list-item>
                    <text:list>
                      <text:list-item>
                        <text:p text:style-name="P1">Often one person will take several roles</text:p>
                      </text:list-item>
                      <text:list-item>
                        <text:p text:style-name="P1">Roles may rotate between peo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Fund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Funding varies a lot between projects</text:p>
                <text:list>
                  <text:list-item>
                    <text:list>
                      <text:list-item>
                        <text:p text:style-name="P1">Some projects have corporate sponsorship</text:p>
                        <text:list>
                          <text:list-item>
                            <text:list>
                              <text:list-item>
                                <text:p text:style-name="P1">eg. opensolaris.org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Some projects rely on donations</text:p>
                        <text:list>
                          <text:list-item>
                            <text:list>
                              <text:list-item>
                                <text:p text:style-name="P1">eg. freebsd.org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But most are purely volunteer efforts</text:p>
                        <text:list>
                          <text:list-item>
                            <text:list>
                              <text:list-item>
                                <text:p text:style-name="P1">eg. most sourceforge projec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Give more than they cost?</text:p>
                <text:list>
                  <text:list-item>
                    <text:list>
                      <text:list-item>
                        <text:p text:style-name="P1">Various estimates put the cost of development of a major Linux distribution at several billion US$</text:p>
                      </text:list-item>
                      <text:list-item>
                        <text:p text:style-name="P1">Project funding is a tiny fraction of th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Legal Structur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ome projects have a legal structure</text:p>
                <text:list>
                  <text:list-item>
                    <text:list>
                      <text:list-item>
                        <text:p text:style-name="P1">Mostly for larger, older projects</text:p>
                      </text:list-item>
                    </text:list>
                  </text:list-item>
                </text:list>
              </text:list-item>
              <text:list-item>
                <text:p text:style-name="P1">Many are non-profits or charities</text:p>
                <text:list>
                  <text:list-item>
                    <text:list>
                      <text:list-item>
                        <text:p text:style-name="P1">Perhaps the most common is a US 501(c)3</text:p>
                      </text:list-item>
                    </text:list>
                  </text:list-item>
                </text:list>
              </text:list-item>
              <text:list-item>
                <text:p text:style-name="P1">Project groups</text:p>
                <text:list>
                  <text:list-item>
                    <text:list>
                      <text:list-item>
                        <text:p text:style-name="P1">Many projects form groups for their legal structure</text:p>
                        <text:list>
                          <text:list-item>
                            <text:p text:style-name="P1">Apache projects</text:p>
                          </text:list-item>
                          <text:list-item>
                            <text:p text:style-name="P1">GNU projects</text:p>
                          </text:list-item>
                          <text:list-item>
                            <text:p text:style-name="P1">KDE projects</text:p>
                          </text:list-item>
                          <text:list-item>
                            <text:p text:style-name="P1">Gnome projects</text:p>
                          </text:list-item>
                          <text:list-item>
                            <text:p text:style-name="P1">Software Freedom Conservanc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oting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Many projects have adopted a voting system</text:p>
                <text:list>
                  <text:list-item>
                    <text:list>
                      <text:list-item>
                        <text:p text:style-name="P1">Most decisions are not voted on</text:p>
                      </text:list-item>
                      <text:list-item>
                        <text:p text:style-name="P1">Often used for election of project roles</text:p>
                      </text:list-item>
                      <text:list-item>
                        <text:p text:style-name="P1">Sometimes used for patches</text:p>
                      </text:list-item>
                    </text:list>
                  </text:list-item>
                </text:list>
              </text:list-item>
              <text:list-item>
                <text:p text:style-name="P1">The Apache voting system</text:p>
                <text:list>
                  <text:list-item>
                    <text:list>
                      <text:list-item>
                        <text:p text:style-name="P1">Variants are used by many projects for patch voting</text:p>
                      </text:list-item>
                      <text:list-item>
                        <text:p text:style-name="P1">Voters can respond with</text:p>
                        <text:list>
                          <text:list-item>
                            <text:list>
                              <text:list-item>
                                <text:p text:style-name="P1">+1 : agree</text:p>
                              </text:list-item>
                              <text:list-item>
                                <text:p text:style-name="P1">=0 : abstain</text:p>
                              </text:list-item>
                              <text:list-item>
                                <text:p text:style-name="P1">-1 <text:s/>: veto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A veto cannot be ignored and must come with an explan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pyright Polici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Why does copyright matter?</text:p>
                <text:list>
                  <text:list-item>
                    <text:list>
                      <text:list-item>
                        <text:p text:style-name="P1">It's free, so who cares?</text:p>
                        <text:list>
                          <text:list-item>
                            <text:p text:style-name="P1">Copyright gives the 'right to sue'</text:p>
                          </text:list-item>
                          <text:list-item>
                            <text:p text:style-name="P1">and also the right to re-licens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Common policies</text:p>
                <text:list>
                  <text:list-item>
                    <text:list>
                      <text:list-item>
                        <text:p text:style-name="P1">Copyright assignment: eg GNU project</text:p>
                      </text:list-item>
                      <text:list-item>
                        <text:p text:style-name="P1">Developer sign off: eg Linux kernel</text:p>
                      </text:list-item>
                      <text:list-item>
                        <text:p text:style-name="P1">Personal copyright: eg. Samba project</text:p>
                      </text:list-item>
                      <text:list-item>
                        <text:p text:style-name="P1">Anything goes: most projects!</text:p>
                      </text:list-item>
                    </text:list>
                  </text:list-item>
                </text:list>
              </text:list-item>
              <text:list-item>
                <text:p text:style-name="P1">Reaction to legal challenge</text:p>
                <text:list>
                  <text:list-item>
                    <text:list>
                      <text:list-item>
                        <text:p text:style-name="P1">Copyright policies are often seen as creating friction</text:p>
                      </text:list-item>
                      <text:list-item>
                        <text:p text:style-name="P1">Often they are adopted only after some defining event in the project hist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itte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Direct commit access</text:p>
                <text:list>
                  <text:list-item>
                    <text:list>
                      <text:list-item>
                        <text:p text:style-name="P1">Most FOSS projects have a list of people who have commit access</text:p>
                      </text:list-item>
                    </text:list>
                  </text:list-item>
                </text:list>
              </text:list-item>
              <text:list-item>
                <text:p text:style-name="P1">Adding Committers</text:p>
                <text:list>
                  <text:list-item>
                    <text:list>
                      <text:list-item>
                        <text:p text:style-name="P1">Usually involves an invitation from existing committers</text:p>
                      </text:list-item>
                      <text:list-item>
                        <text:p text:style-name="P1">The key is good judgement</text:p>
                      </text:list-item>
                    </text:list>
                  </text:list-item>
                </text:list>
              </text:list-item>
              <text:list-item>
                <text:p text:style-name="P1">Should inactive committers be removed?</text:p>
                <text:list>
                  <text:list-item>
                    <text:list>
                      <text:list-item>
                        <text:p text:style-name="P1">If they still have good judgement, maybe not</text:p>
                      </text:list-item>
                      <text:list-item>
                        <text:p text:style-name="P1">Is there a security risk in old commit access?</text:p>
                      </text:list-item>
                    </text:list>
                  </text:list-item>
                </text:list>
              </text:list-item>
              <text:list-item>
                <text:p text:style-name="P1">Committers with distributed SCM</text:p>
                <text:list>
                  <text:list-item>
                    <text:list>
                      <text:list-item>
                        <text:p text:style-name="P1">May not have the notion of a committer role</text:p>
                      </text:list-item>
                      <text:list-item>
                        <text:p text:style-name="P1">'Integrators' play a similar ro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Leade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Varying approaches to leadership</text:p>
                <text:list>
                  <text:list-item>
                    <text:list>
                      <text:list-item>
                        <text:p text:style-name="P1">Some projects have a default project leader, often the project founder</text:p>
                      </text:list-item>
                      <text:list-item>
                        <text:p text:style-name="P1">Some projects use a steering commitee or board</text:p>
                      </text:list-item>
                      <text:list-item>
                        <text:p text:style-name="P1">Some projects vote on the leader each year</text:p>
                      </text:list-item>
                      <text:list-item>
                        <text:p text:style-name="P1">Some projects have no easily identifiable leader</text:p>
                      </text:list-item>
                    </text:list>
                  </text:list-item>
                </text:list>
              </text:list-item>
              <text:list-item>
                <text:p text:style-name="P1">What the leader does</text:p>
                <text:list>
                  <text:list-item>
                    <text:list>
                      <text:list-item>
                        <text:p text:style-name="P1">Help to decide on project goals</text:p>
                      </text:list-item>
                      <text:list-item>
                        <text:p text:style-name="P1">Help to resolve disputes</text:p>
                      </text:list-item>
                      <text:list-item>
                        <text:p text:style-name="P1">May set the standards for code, testing and other development tasks</text:p>
                      </text:list-item>
                      <text:list-item>
                        <text:p text:style-name="P1">Often acts as project spokesper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lease Manager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A key role</text:p>
                <text:list>
                  <text:list-item>
                    <text:list>
                      <text:list-item>
                        <text:p text:style-name="P1">Putting a release together can be a lot of work</text:p>
                      </text:list-item>
                      <text:list-item>
                        <text:p text:style-name="P1">Needs a lot of coordination of development activity</text:p>
                      </text:list-item>
                      <text:list-item>
                        <text:p text:style-name="P1">What goes into a release?</text:p>
                        <text:list>
                          <text:list-item>
                            <text:list>
                              <text:list-item>
                                <text:p text:style-name="P1">Some projects base it solely on time</text:p>
                              </text:list-item>
                              <text:list-item>
                                <text:p text:style-name="P1">Some projects vote on what is required to make something release read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Stable/unstable releases</text:p>
                <text:list>
                  <text:list-item>
                    <text:list>
                      <text:list-item>
                        <text:p text:style-name="P1">Many projects have separate stable/unstable releases</text:p>
                      </text:list-item>
                      <text:list-item>
                        <text:p text:style-name="P1">Standards may be higher for the stable releases</text:p>
                      </text:list-item>
                      <text:list-item>
                        <text:p text:style-name="P1">Odd/even release numbering has become comm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Projects Evolve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tarting simple</text:p>
                <text:list>
                  <text:list-item>
                    <text:list>
                      <text:list-item>
                        <text:p text:style-name="P1">Most projects start out with very little governance</text:p>
                      </text:list-item>
                      <text:list-item>
                        <text:p text:style-name="P1">Simple governance makes for fast early development</text:p>
                      </text:list-item>
                    </text:list>
                  </text:list-item>
                </text:list>
              </text:list-item>
              <text:list-item>
                <text:p text:style-name="P1">Complexity added as its needed</text:p>
                <text:list>
                  <text:list-item>
                    <text:list>
                      <text:list-item>
                        <text:p text:style-name="P1">As issues and disputes arise, new governance systems are added</text:p>
                      </text:list-item>
                      <text:list-item>
                        <text:p text:style-name="P1">Often solutions are adopted from other pro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6:06:44</dc:date>
    <meta:editing-cycles>44</meta:editing-cycles>
    <meta:editing-duration>PT50H11M58S</meta:editing-duration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